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2.925cm"/>
    </style:style>
    <style:style style:name="gr4" style:family="graphic" style:parent-style-name="standard">
      <style:graphic-properties draw:stroke="none" svg:stroke-color="#000000" draw:fill="none" draw:fill-color="#ffffff" fo:min-height="1.02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4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/>
      <style:text-properties fo:font-size="12pt"/>
    </style:style>
    <style:style style:name="T1" style:family="text">
      <style:text-properties fo:font-size="14pt"/>
    </style:style>
    <style:style style:name="T2" style:family="text">
      <style:text-properties fo:font-size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2" draw:layer="layout" svg:width="6.35cm" svg:height="0.635cm" svg:x="0.635cm" svg:y="0.635cm">
          <text:p text:style-name="P1"><text:span text:style-name="T1">Object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0.635cm" svg:y1="2.54cm" svg:x2="0.635cm" svg:y2="15.24cm">
          <text:p/>
        </draw:line>
        <draw:frame draw:style-name="gr3" draw:text-style-name="P5" draw:layer="layout" svg:width="6.35cm" svg:height="10.205cm" svg:x="0.635cm" svg:y="4.874cm">
          <draw:text-box>
            <text:p text:style-name="P4"><text:span text:style-name="T2">addClass</text:span></text:p>
            <text:p text:style-name="P4"><text:span text:style-name="T2">addPackage</text:span></text:p>
            <text:p text:style-name="P4"><text:span text:style-name="T2">addPublicClass</text:span></text:p>
            <text:p text:style-name="P4"><text:span text:style-name="T2">addPublicRoutine</text:span></text:p>
            <text:p text:style-name="P4"><text:span text:style-name="T2">addRoutine</text:span></text:p>
            <text:p text:style-name="P4"><text:span text:style-name="T2">classes</text:span></text:p>
            <text:p text:style-name="P4"><text:span text:style-name="T2">definedMethods</text:span></text:p>
            <text:p text:style-name="P4"><text:span text:style-name="T2">findClass</text:span></text:p>
            <text:p text:style-name="P4"><text:span text:style-name="T2">findRoutine</text:span></text:p>
            <text:p text:style-name="P4"><text:span text:style-name="T2">importedClasses</text:span></text:p>
            <text:p text:style-name="P4"><text:span text:style-name="T2">importedPackages</text:span></text:p>
            <text:p text:style-name="P4"><text:span text:style-name="T2">loadLibrary</text:span></text:p>
            <text:p text:style-name="P4"><text:span text:style-name="T2">loadPackage</text:span></text:p>
            <text:p text:style-name="P4"><text:span text:style-name="T2">name</text:span></text:p>
            <text:p text:style-name="P4"><text:span text:style-name="T2">publicClasses</text:span></text:p>
            <text:p text:style-name="P4"><text:span text:style-name="T2">publicRoutines</text:span></text:p>
            <text:p text:style-name="P4"><text:span text:style-name="T2">routines</text:span></text:p>
            <text:p text:style-name="P4"><text:span text:style-name="T2">setSecurityManager</text:span></text:p>
            <text:p text:style-name="P4"><text:span text:style-name="T2">source</text:span></text:p>
            <text:p text:style-name="P4"><text:span text:style-name="T2">sourceLine</text:span></text:p>
            <text:p text:style-name="P4"><text:span text:style-name="T2">sourceSize</text:span></text:p>
          </draw:text-box>
        </draw:frame>
        <draw:line draw:style-name="gr2" draw:text-style-name="P3" draw:layer="layout" svg:x1="6.985cm" svg:y1="15.24cm" svg:x2="0.635cm" svg:y2="15.24cm">
          <text:p/>
        </draw:line>
        <draw:custom-shape draw:style-name="gr1" draw:text-style-name="P2" draw:layer="layout" svg:width="6.35cm" svg:height="0.635cm" svg:x="0.635cm" svg:y="1.905cm">
          <text:p text:style-name="P1"><text:span text:style-name="T1">Package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3.81cm" svg:y1="1.27cm" svg:x2="3.81cm" svg:y2="1.905cm">
          <text:p/>
        </draw:line>
        <draw:frame draw:style-name="gr4" draw:text-style-name="P5" draw:layer="layout" svg:width="6.35cm" svg:height="1.27cm" svg:x="0.635cm" svg:y="3.175cm">
          <draw:text-box>
            <text:p text:style-name="P4"><text:span text:style-name="T2">new</text:span></text:p>
            <text:p text:style-name="P4"><text:span text:style-name="T2">newFile</text:span></text:p>
          </draw:text-box>
        </draw:frame>
        <draw:line draw:style-name="gr2" draw:text-style-name="P3" draw:layer="layout" svg:x1="0.635cm" svg:y1="4.445cm" svg:x2="6.985cm" svg:y2="4.44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en" style:country-asian="US" style:font-family-complex="'DejaVu LGC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0$Win32 OpenOffice.org_project/300m9$Build-9358</meta:generator>
    <meta:initial-creator>William Ashley</meta:initial-creator>
    <meta:creation-date>2007-06-19T13:48:44</meta:creation-date>
    <dc:creator>Richard McGuire</dc:creator>
    <dc:date>2009-01-13T18:20:05.45</dc:date>
    <meta:editing-cycles>14</meta:editing-cycles>
    <meta:editing-duration>PT07H36M06S</meta:editing-duration>
    <meta:document-statistic meta:object-count="8"/>
    <meta:user-defined meta:name="Info 1"/>
    <meta:user-defined meta:name="Info 2"/>
    <meta:user-defined meta:name="Info 3"/>
    <meta:user-defined meta:name="Info 4"/>
  </office:meta>
</office:document-meta>
</file>